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8ba" officeooo:paragraph-rsid="0019a8ba"/>
    </style:style>
    <style:style style:name="P2" style:family="paragraph" style:parent-style-name="Standard">
      <style:text-properties officeooo:rsid="001af6dc" officeooo:paragraph-rsid="001af6dc"/>
    </style:style>
    <style:style style:name="P3" style:family="paragraph" style:parent-style-name="Standard">
      <style:text-properties officeooo:rsid="001b054a" officeooo:paragraph-rsid="001b054a"/>
    </style:style>
    <style:style style:name="P4" style:family="paragraph" style:parent-style-name="Standard">
      <style:text-properties officeooo:rsid="001b920c" officeooo:paragraph-rsid="001b920c"/>
    </style:style>
    <style:style style:name="P5" style:family="paragraph" style:parent-style-name="Standard">
      <style:text-properties officeooo:rsid="001d6012" officeooo:paragraph-rsid="001d6012"/>
    </style:style>
    <style:style style:name="P6" style:family="paragraph" style:parent-style-name="Standard">
      <style:text-properties officeooo:rsid="001f11d6" officeooo:paragraph-rsid="001f11d6"/>
    </style:style>
    <style:style style:name="P7" style:family="paragraph" style:parent-style-name="Standard">
      <style:text-properties officeooo:rsid="001f3426" officeooo:paragraph-rsid="001f3426"/>
    </style:style>
    <style:style style:name="P8" style:family="paragraph" style:parent-style-name="Standard">
      <style:text-properties officeooo:rsid="0020e889" officeooo:paragraph-rsid="0020e889"/>
    </style:style>
    <style:style style:name="P9" style:family="paragraph" style:parent-style-name="Standard">
      <style:text-properties officeooo:rsid="002162b8" officeooo:paragraph-rsid="002162b8"/>
    </style:style>
    <style:style style:name="P10" style:family="paragraph" style:parent-style-name="Standard">
      <style:text-properties officeooo:rsid="00221aaf" officeooo:paragraph-rsid="00221aaf"/>
    </style:style>
    <style:style style:name="P11" style:family="paragraph" style:parent-style-name="Standard">
      <style:text-properties officeooo:rsid="00235033" officeooo:paragraph-rsid="00235033"/>
    </style:style>
    <style:style style:name="P12" style:family="paragraph" style:parent-style-name="Standard">
      <style:text-properties officeooo:rsid="00250503" officeooo:paragraph-rsid="00250503"/>
    </style:style>
    <style:style style:name="P13" style:family="paragraph" style:parent-style-name="Standard">
      <style:text-properties officeooo:rsid="002702d2" officeooo:paragraph-rsid="002702d2"/>
    </style:style>
    <style:style style:name="P14" style:family="paragraph" style:parent-style-name="Standard">
      <style:text-properties officeooo:rsid="0027e12a" officeooo:paragraph-rsid="0027e12a"/>
    </style:style>
    <style:style style:name="P15" style:family="paragraph" style:parent-style-name="Standard">
      <style:text-properties officeooo:rsid="00287edb" officeooo:paragraph-rsid="00287edb"/>
    </style:style>
    <style:style style:name="P16" style:family="paragraph" style:parent-style-name="Standard">
      <style:text-properties officeooo:rsid="0029cdc5" officeooo:paragraph-rsid="0029cdc5"/>
    </style:style>
    <style:style style:name="P17" style:family="paragraph" style:parent-style-name="Standard">
      <style:text-properties officeooo:rsid="002a33a4" officeooo:paragraph-rsid="002a33a4"/>
    </style:style>
    <style:style style:name="P18" style:family="paragraph" style:parent-style-name="Standard">
      <style:text-properties officeooo:rsid="002bf724" officeooo:paragraph-rsid="002bf724"/>
    </style:style>
    <style:style style:name="P19" style:family="paragraph" style:parent-style-name="Standard">
      <style:text-properties officeooo:rsid="002dbd11" officeooo:paragraph-rsid="002dbd11"/>
    </style:style>
    <style:style style:name="P20" style:family="paragraph" style:parent-style-name="Standard">
      <style:text-properties officeooo:rsid="002dc446" officeooo:paragraph-rsid="002dc446"/>
    </style:style>
    <style:style style:name="T1" style:family="text">
      <style:text-properties officeooo:rsid="00253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</text:p>
      <text:p text:style-name="P1">cat</text:p>
      <text:p text:style-name="P1">shift !! -previous commmands</text:p>
      <text:p text:style-name="P1">seq arg1 arg2 -sequence from arg1 to arg2</text:p>
      <text:p text:style-name="P1">node</text:p>
      <text:p text:style-name="P2">uname -n</text:p>
      <text:p text:style-name="P2">sudo shut down -r any number( 0 to 1)</text:p>
      <text:p text:style-name="P3">diff </text:p>
      <text:p text:style-name="P3">touch</text:p>
      <text:p text:style-name="P3">df</text:p>
      <text:p text:style-name="P3">du</text:p>
      <text:p text:style-name="P4">du -h</text:p>
      <text:p text:style-name="P4">cmp</text:p>
      <text:p text:style-name="P5">tty</text:p>
      <text:p text:style-name="P6">di</text:p>
      <text:p text:style-name="P6">who -H; who</text:p>
      <text:p text:style-name="P7">fsck</text:p>
      <text:p text:style-name="P7">sudo passwd</text:p>
      <text:p text:style-name="P7">aspell</text:p>
      <text:p text:style-name="P8">whereis</text:p>
      <text:p text:style-name="P8">lpinfo</text:p>
      <text:p text:style-name="P8">cpio</text:p>
      <text:p text:style-name="P8">znew</text:p>
      <text:p text:style-name="P8">iw</text:p>
      <text:p text:style-name="P9">rev</text:p>
      <text:p text:style-name="P9">chown</text:p>
      <text:p text:style-name="P9">enable</text:p>
      <text:p text:style-name="P9">last</text:p>
      <text:p text:style-name="P9">sort</text:p>
      <text:p text:style-name="P10">unexpand</text:p>
      <text:p text:style-name="P10">yes</text:p>
      <text:p text:style-name="P11">sync</text:p>
      <text:p text:style-name="P11">ifconfig</text:p>
      <text:p text:style-name="P12">startx ctrl+alt+f7 <text:span text:style-name="T1">where it is used?</text:span></text:p>
      <text:p text:style-name="P13">Init</text:p>
      <text:p text:style-name="P13">rt</text:p>
      <text:p text:style-name="P13">ps -u</text:p>
      <text:p text:style-name="P14">who -b</text:p>
      <text:p text:style-name="P15">free</text:p>
      <text:p text:style-name="P16">sdiff</text:p>
      <text:p text:style-name="P16">cal</text:p>
      <text:p text:style-name="P16">watch</text:p>
      <text:p text:style-name="P16">bzip2</text:p>
      <text:p text:style-name="P17">lsusb -tv</text:p>
      <text:p text:style-name="P17">head textfile</text:p>
      <text:p text:style-name="P18">tail textfile</text:p>
      <text:p text:style-name="P19">dmesg</text:p>
      <text:p text:style-name="P20">jobs</text:p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1:17:09.959251742</meta:creation-date>
    <dc:date>2015-01-23T13:15:49.244917074</dc:date>
    <meta:editing-duration>PT1H43M8S</meta:editing-duration>
    <meta:editing-cycles>19</meta:editing-cycles>
    <meta:generator>LibreOffice/4.2.4.2$Linux_X86_64 LibreOffice_project/420m0$Build-2</meta:generator>
    <meta:document-statistic meta:table-count="0" meta:image-count="0" meta:object-count="0" meta:page-count="1" meta:paragraph-count="48" meta:word-count="81" meta:character-count="372" meta:non-whitespace-character-count="338"/>
  </office:meta>
</office:document-meta>
</file>